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table:style-name="ce1"/>
        </table:table-row>
        <table:table-row table:style-name="ro1">
          <table:table-cell office:value-type="string" calcext:value-type="string">
            <text:p>anime.kczi</text:p>
          </table:table-cell>
          <table:table-cell office:value-type="float" office:value="27000026" calcext:value-type="float">
            <text:p>27000026</text:p>
          </table:table-cell>
        </table:table-row>
        <table:table-row table:style-name="ro1">
          <table:table-cell office:value-type="string" calcext:value-type="string">
            <text:p>alpha.kczi</text:p>
          </table:table-cell>
          <table:table-cell office:value-type="float" office:value="4800026" calcext:value-type="float">
            <text:p>4800026</text:p>
          </table:table-cell>
        </table:table-row>
        <table:table-row table:style-name="ro1">
          <table:table-cell office:value-type="string" calcext:value-type="string">
            <text:p>photo.kczi</text:p>
          </table:table-cell>
          <table:table-cell office:value-type="float" office:value="48552986" calcext:value-type="float">
            <text:p>485529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/00/0000</text:date>, <text:time style:data-style-name="N2" text:time-value="00:09:09.211204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5.2$Linux_X86_64 LibreOffice_project/00$Build-2</meta:generator>
    <dc:date>2021-06-05T01:05:38.124187068</dc:date>
    <meta:editing-duration>PT46M37S</meta:editing-duration>
    <meta:editing-cycles>3</meta:editing-cycles>
    <meta:document-statistic meta:table-count="1" meta:cell-count="6" meta:object-count="0"/>
  </office:meta>
</office:document-meta>
</file>